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194in" fo:margin-left="-0.0278in" fo:margin-right="0in" fo:margin-top="0in" fo:margin-bottom="0in" table:align="margins"/>
    </style:style>
    <style:style style:name="Table1.A" style:family="table-column">
      <style:table-column-properties style:column-width="3.6799in" style:rel-column-width="32071*"/>
    </style:style>
    <style:style style:name="Table1.B" style:family="table-column">
      <style:table-column-properties style:column-width="0.7125in" style:rel-column-width="6209*"/>
    </style:style>
    <style:style style:name="Table1.C" style:family="table-column">
      <style:table-column-properties style:column-width="3.1271in" style:rel-column-width="27255*"/>
    </style:style>
    <style:style style:name="Table1.1" style:family="table-row">
      <style:table-row-properties style:min-row-height="2.325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C1" style:family="table-cell">
      <style:table-cell-properties fo:padding="0in" fo:border="none"/>
    </style:style>
    <style:style style:name="Table2" style:family="table">
      <style:table-properties style:width="7.4368in" table:align="right"/>
    </style:style>
    <style:style style:name="Table2.A" style:family="table-column">
      <style:table-column-properties style:column-width="1.8347in"/>
    </style:style>
    <style:style style:name="Table2.B" style:family="table-column">
      <style:table-column-properties style:column-width="1.8632in"/>
    </style:style>
    <style:style style:name="Table2.C" style:family="table-column">
      <style:table-column-properties style:column-width="1.8694in"/>
    </style:style>
    <style:style style:name="Table2.A1" style:family="table-cell">
      <style:table-cell-properties fo:background-color="transparent" fo:padding="0.0382in" fo:border-left="0.0007in solid #e6e6e6" fo:border-right="none" fo:border-top="0.0007in solid #e6e6e6" fo:border-bottom="0.0007in solid #e6e6e6">
        <style:background-image/>
      </style:table-cell-properties>
    </style:style>
    <style:style style:name="Table2.D1" style:family="table-cell">
      <style:table-cell-properties fo:background-color="transparent" fo:padding="0.0382in" fo:border="0.0007in solid #e6e6e6">
        <style:background-image/>
      </style:table-cell-properties>
    </style:style>
    <style:style style:name="Table3" style:family="table">
      <style:table-properties style:width="7.4299in" table:align="right"/>
    </style:style>
    <style:style style:name="Table3.A" style:family="table-column">
      <style:table-column-properties style:column-width="1.8278in"/>
    </style:style>
    <style:style style:name="Table3.B" style:family="table-column">
      <style:table-column-properties style:column-width="1.8632in"/>
    </style:style>
    <style:style style:name="Table3.C" style:family="table-column">
      <style:table-column-properties style:column-width="1.8694in"/>
    </style:style>
    <style:style style:name="Table3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3.D1" style:family="table-cell">
      <style:table-cell-properties fo:padding="0.0382in" fo:border="0.0007in solid #e6e6e6"/>
    </style:style>
    <style:style style:name="Table4" style:family="table">
      <style:table-properties style:width="7.4507in" fo:margin-left="0.041in" fo:margin-right="0in" table:align="margins"/>
    </style:style>
    <style:style style:name="Table4.A" style:family="table-column">
      <style:table-column-properties style:column-width="2.8111in" style:rel-column-width="24726*"/>
    </style:style>
    <style:style style:name="Table4.B" style:family="table-column">
      <style:table-column-properties style:column-width="1.3021in" style:rel-column-width="11452*"/>
    </style:style>
    <style:style style:name="Table4.C" style:family="table-column">
      <style:table-column-properties style:column-width="0.9479in" style:rel-column-width="8337*"/>
    </style:style>
    <style:style style:name="Table4.D" style:family="table-column">
      <style:table-column-properties style:column-width="0.8028in" style:rel-column-width="7061*"/>
    </style:style>
    <style:style style:name="Table4.E" style:family="table-column">
      <style:table-column-properties style:column-width="0.7083in" style:rel-column-width="6230*"/>
    </style:style>
    <style:style style:name="Table4.F" style:family="table-column">
      <style:table-column-properties style:column-width="0.8785in" style:rel-column-width="7729*"/>
    </style:style>
    <style:style style:name="Table4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7.4569in" fo:margin-left="0in" fo:margin-right="0.0007in" table:align="margins"/>
    </style:style>
    <style:style style:name="Table5.A" style:family="table-column">
      <style:table-column-properties style:column-width="2.8222in" style:rel-column-width="24802*"/>
    </style:style>
    <style:style style:name="Table5.B" style:family="table-column">
      <style:table-column-properties style:column-width="1.3021in" style:rel-column-width="11443*"/>
    </style:style>
    <style:style style:name="Table5.C" style:family="table-column">
      <style:table-column-properties style:column-width="0.8069in" style:rel-column-width="7094*"/>
    </style:style>
    <style:style style:name="Table5.D" style:family="table-column">
      <style:table-column-properties style:column-width="0.9736in" style:rel-column-width="8559*"/>
    </style:style>
    <style:style style:name="Table5.E" style:family="table-column">
      <style:table-column-properties style:column-width="0.5833in" style:rel-column-width="5126*"/>
    </style:style>
    <style:style style:name="Table5.F" style:family="table-column">
      <style:table-column-properties style:column-width="0.9688in" style:rel-column-width="8511*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0458in"/>
    </style:style>
    <style:style style:name="Table5.A2" style:family="table-cell">
      <style:table-cell-properties fo:padding="0in" fo:border-left="none" fo:border-right="none" fo:border-top="none" fo:border-bottom="0.0007in solid #e6e6e6"/>
    </style:style>
    <style:style style:name="Table6" style:family="table">
      <style:table-properties style:width="7.4438in" fo:margin-left="0.0479in" fo:margin-right="0in" table:align="margins"/>
    </style:style>
    <style:style style:name="Table6.A" style:family="table-column">
      <style:table-column-properties style:column-width="4.5313in" style:rel-column-width="39893*"/>
    </style:style>
    <style:style style:name="Table6.B" style:family="table-column">
      <style:table-column-properties style:column-width="1.6111in" style:rel-column-width="14184*"/>
    </style:style>
    <style:style style:name="Table6.C" style:family="table-column">
      <style:table-column-properties style:column-width="1.3014in" style:rel-column-width="11458*"/>
    </style:style>
    <style:style style:name="Table6.A1" style:family="table-cell">
      <style:table-cell-properties fo:background-color="transparent" fo:padding="0.0382in" fo:border-left="none" fo:border-right="none" fo:border-top="0.0347in solid #ffffff" fo:border-bottom="none">
        <style:background-image/>
      </style:table-cell-properties>
    </style:style>
    <style:style style:name="Table6.B1" style:family="table-cell">
      <style:table-cell-properties fo:background-color="transparent" fo:padding="0.0382in" fo:border-left="none" fo:border-right="none" fo:border-top="0.0007in solid #000000" fo:border-bottom="none">
        <style:background-image/>
      </style:table-cell-properties>
    </style:style>
    <style:style style:name="Table6.A2" style:family="table-cell">
      <style:table-cell-properties fo:background-color="transparent" fo:padding="0.0382in" fo:border-left="0.0007in solid #ffffff" fo:border-right="none" fo:border-top="none" fo:border-bottom="0.0007in solid #ffffff">
        <style:background-image/>
      </style:table-cell-properties>
    </style:style>
    <style:style style:name="Table6.B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tblheader_5f_Details_5f_Right">
      <style:paragraph-properties fo:text-align="end" style:justify-single-word="false"/>
    </style:style>
    <style:style style:name="P3" style:family="paragraph" style:parent-style-name="terp_5f_tblheader_5f_Details_5f_Right">
      <style:paragraph-properties fo:margin-left="0in" fo:margin-right="0.05in" fo:text-align="center" style:justify-single-word="false" fo:text-indent="0in" style:auto-text-indent="false"/>
    </style:style>
    <style:style style:name="P4" style:family="paragraph" style:parent-style-name="terp_5f_default_5f_8"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margin-left="0in" fo:margin-right="0in" fo:text-indent="0.0626in" style:auto-text-indent="false"/>
      <style:text-properties style:font-name="Times New Roman" fo:font-size="10pt" style:font-size-asian="10pt" style:font-size-complex="10pt"/>
    </style:style>
    <style:style style:name="Sect1" style:family="section">
      <style:section-properties fo:margin-left="0.0339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P5"><text:placeholder text:placeholder-type="text">&lt;setLang(o.partner_id.lang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[[ (o.partner_id and o.partner_id.company_ext) or '' ]]</text:p>
            <text:p text:style-name="P1"><text:author-name text:fixed="false"/><text:drop-down text:name="&lt; o.partner_id.company_ext &gt;"><text:label text:current-selected="true" text:value="&lt; o.partner_id.company_ext &gt;"/><text:label text:value="&lt; o.partner_id.department_company_ext &gt;"/>&lt; o.partner_id.company_ext &gt;</text:drop-down></text:p>
            <text:p text:style-name="P1">[[ (o.partner_id and o.partner_id.department_company_ext) or '' ]]</text:p>
            <text:p text:style-name="P1">[[ (o. partner_shipping_id and o.partner_shipping_id.title and o.partner_shipping_id.title.name) or '' ]] [[ (o. partner_shipping_id and o.partner_shipping_id.prename) or '' ]] [[ (o. partner_shipping_id and o.partner_shipping_id.name) or '' ]]</text:p>
            <text:p text:style-name="P1">[[ (o. partner_shipping_id and o.partner_shipping_id.street) or '' ]]</text:p>
            <text:p text:style-name="P1">[[ (o. partner_shipping_id and o.partner_shipping_id.street2) or removePartentNode('para') ]]</text:p>
            <text:p text:style-name="P1">[[ (o. partner_shipping_id and o.partner_shipping_id.zip) or '' ]] [[ (o. partner_shipping_id and o.partner_shipping_id.city) or '' ]]</text:p>
          </table:table-cell>
          <table:table-cell table:style-name="Table1.A1" office:value-type="string">
            <text:p text:style-name="terp_5f_default_5f_8"/>
          </table:table-cell>
          <table:table-cell table:style-name="Table1.C1" office:value-type="string">
            <text:p text:style-name="terp_5f_default_5f_9"/>
            <text:p text:style-name="terp_5f_default_5f_9"/>
          </table:table-cell>
        </table:table-row>
      </table:table>
      <text:p text:style-name="terp_5f_default_5f_8"/>
      <text:p text:style-name="terp_5f_header">[[ o.state&lt;&gt;'draft' and removeParentNode('para') ]] Quotation N° [[ o.name ]]</text:p>
      <text:p text:style-name="terp_5f_header">[[ o.state=='draft' and removeParentNode('para') ]] Order N° [[ o.name ]]</text:p>
      <text:p text:style-name="terp_5f_default_5f_8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terp_5f_tblheader_5f_General_5f_Centre">Your Reference </text:p>
          </table:table-cell>
          <table:table-cell table:style-name="Table2.A1" office:value-type="string">
            <text:p text:style-name="terp_5f_tblheader_5f_General_5f_Centre">[[ o.state=='draft' and removeParentNode('para') ]] Date Ordered</text:p>
            <text:p text:style-name="terp_5f_tblheader_5f_General_5f_Centre">[[ o.state &lt;&gt; 'draft' and removeParentNode('para') ]] Quotation Date</text:p>
          </table:table-cell>
          <table:table-cell table:style-name="Table2.A1" office:value-type="string">
            <text:p text:style-name="terp_5f_tblheader_5f_General_5f_Centre">Our Salesman </text:p>
          </table:table-cell>
          <table:table-cell table:style-name="Table2.D1" office:value-type="string">
            <text:p text:style-name="terp_5f_tblheader_5f_General_5f_Centre">Valid Until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terp_5f_default_5f_Centre_5f_8">[[ o.client_order_ref ]]</text:p>
          </table:table-cell>
          <table:table-cell table:style-name="Table3.A1" office:value-type="string">
            <text:p text:style-name="terp_5f_default_5f_Centre_5f_8">[[ formatLang(o.date_order,date = True) ]]</text:p>
          </table:table-cell>
          <table:table-cell table:style-name="Table3.A1" office:value-type="string">
            <text:p text:style-name="terp_5f_default_5f_Centre_5f_8">[[ (o.user_id <text:s/>and o.user_id.name) or '' ]]</text:p>
          </table:table-cell>
          <table:table-cell table:style-name="Table3.D1" office:value-type="string">
            <text:p text:style-name="terp_5f_default_5f_Centre_5f_8">[[ formatLang(o.valid_until,date = True) ]]</text:p>
          </table:table-cell>
        </table:table-row>
      </table:table>
      <text:p text:style-name="terp_5f_default_5f_8"/>
      <text:p text:style-name="terp_5f_default_5f_9">[[ (o.note2 <text:s/>and format(o.note2 )) or removeParentNode('para') ]]</text:p>
      <text:p text:style-name="terp_5f_default_5f_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erp_5f_tblheader_5f_Details">Description</text:p>
            </table:table-cell>
            <table:table-cell table:style-name="Table4.A1" office:value-type="string">
              <text:p text:style-name="terp_5f_tblheader_5f_Details_5f_Centre">VAT</text:p>
            </table:table-cell>
            <table:table-cell table:style-name="Table4.A1" office:value-type="string">
              <text:p text:style-name="terp_5f_tblheader_5f_Details_5f_Right">Quantity</text:p>
            </table:table-cell>
            <table:table-cell table:style-name="Table4.A1" office:value-type="string">
              <text:p text:style-name="terp_5f_tblheader_5f_Details_5f_Right">Unit Price</text:p>
            </table:table-cell>
            <table:table-cell table:style-name="Table4.A1" office:value-type="string">
              <text:p text:style-name="P3">Disc.(%)</text:p>
            </table:table-cell>
            <table:table-cell table:style-name="Table4.A1" office:value-type="string">
              <text:p text:style-name="P2">Price</text:p>
            </table:table-cell>
          </table:table-row>
        </table:table-header-rows>
      </table:table>
      <text:section text:style-name="Sect1" text:name="Section2">
        <text:p text:style-name="terp_5f_default_5f_1">[[repeatIn(o.order_line,'line')]]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terp_5f_default_5f_9">[[ line.name ]] </text:p>
            </table:table-cell>
            <table:table-cell table:style-name="Table5.A1" office:value-type="string">
              <text:p text:style-name="terp_5f_default_5f_Centre_5f_9">[[ ', '.join(map(lambda x: x.description, line.tax_id)) ]]</text:p>
            </table:table-cell>
            <table:table-cell table:style-name="Table5.A1" office:value-type="string">
              <text:p text:style-name="terp_5f_default_5f_Right_5f_9">[[ formatLang(line.product_uos and line.product_uos_qty or line.product_uom_qty, digits=0) ]] [[ line.product_uos and line.product_uos.name or line.product_uom.name ]] </text:p>
            </table:table-cell>
            <table:table-cell table:style-name="Table5.A1" office:value-type="string">
              <text:p text:style-name="terp_5f_default_5f_Right_5f_9">[[ formatLang(line.price_unit ) <text:s/>]] [[ o.pricelist_id.currency_id. symbol ]]</text:p>
            </table:table-cell>
            <table:table-cell table:style-name="Table5.A1" office:value-type="string">
              <text:p text:style-name="terp_5f_default_5f_Right_5f_9">[[ formatLang(line.discount) <text:s/>]]</text:p>
            </table:table-cell>
            <table:table-cell table:style-name="Table5.A1" office:value-type="string">
              <text:p text:style-name="terp_5f_default_5f_Right_5f_9">[[ formatLang(line.price_subtotal, digits=get_digits(dp='Sale Price')) ]] [[ o.pricelist_id.currency_id.symbol ]]</text:p>
            </table:table-cell>
          </table:table-row>
          <table:table-row table:style-name="Table5.2">
            <table:table-cell table:style-name="Table5.A2" office:value-type="string">
              <text:p text:style-name="terp_5f_default_5f_Italic">[[ format(line.notes or removeParentNode('tr')) ]]</text:p>
            </table:table-cell>
            <table:table-cell table:style-name="Table5.A2" office:value-type="string">
              <text:p text:style-name="terp_5f_default_5f_Centre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</table:table-row>
        </table:table>
      </text:section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erp_5f_default_5f_9"/>
          </table:table-cell>
          <table:table-cell table:style-name="Table6.B1" office:value-type="string">
            <text:p text:style-name="terp_5f_default_5f_9">Net Total :</text:p>
          </table:table-cell>
          <table:table-cell table:style-name="Table6.B1" office:value-type="string">
            <text:p text:style-name="terp_5f_default_5f_Right_5f_9">[[ formatLang(o.amount_untaxed , digits=get_digits(dp='Sale Price')) <text:s/>]] [[ o.pricelist_id.currency_id. symbol ]]</text:p>
          </table:table-cell>
        </table:table-row>
        <text:soft-page-break/>
        <table:table-row>
          <table:table-cell table:style-name="Table6.A2" office:value-type="string">
            <text:p text:style-name="terp_5f_default_5f_9"/>
          </table:table-cell>
          <table:table-cell table:style-name="Table6.B2" office:value-type="string">
            <text:p text:style-name="terp_5f_default_5f_9">Taxes :</text:p>
          </table:table-cell>
          <table:table-cell table:style-name="Table6.B2" office:value-type="string">
            <text:p text:style-name="terp_5f_default_5f_Right_5f_9">[[ formatLang(o.amount_tax , digits=get_digits(dp='Sale Price')) <text:s/>]] [[ o.pricelist_id.currency_id. symbol ]]</text:p>
          </table:table-cell>
        </table:table-row>
        <table:table-row>
          <table:table-cell table:style-name="Table6.A2" office:value-type="string">
            <text:p text:style-name="terp_5f_default_5f_9"/>
          </table:table-cell>
          <table:table-cell table:style-name="Table6.B1" office:value-type="string">
            <text:p text:style-name="terp_5f_default_5f_Bold_5f_9">Total :</text:p>
          </table:table-cell>
          <table:table-cell table:style-name="Table6.B1" office:value-type="string">
            <text:p text:style-name="terp_5f_default_5f_Right_5f_9_5f_Bold">[[ formatLang(o.amount_total , digits=get_digits(dp='Sale Price')) ]] <text:s/>[[ o.pricelist_id.currency_id. symbol ]] </text:p>
          </table:table-cell>
        </table:table-row>
      </table:table>
      <text:p text:style-name="terp_5f_default_5f_8"/>
      <text:p text:style-name="terp_5f_default_5f_8"/>
      <text:p text:style-name="terp_5f_default_5f_9">[[ (o.note <text:s/>and format(o.note )) or removeParentNode('para') ]]</text:p>
      <text:p text:style-name="terp_5f_default_5f_8"/>
      <text:p text:style-name="terp_5f_default_5f_9">Payment Terms:</text:p>
      <text:p text:style-name="terp_5f_default_5f_9">[[ (o.payment_term and o.payment_term.note and format(o.payment_term and o.payment_term.note)) or removeParentNode('para') ]]</text:p>
      <text:p text:style-name="terp_5f_default_5f_9"/>
      <text:p text:style-name="terp_5f_default_5f_9">Subject to our terms and conditions we reserve all proprietary rights until full payment of our deliv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3-05-28T20:45:49</dc:date>
    <meta:editing-cycles>864</meta:editing-cycles>
    <meta:editing-duration>P1DT23H14M59S</meta:editing-duration>
    <meta:document-statistic meta:table-count="6" meta:image-count="0" meta:object-count="0" meta:page-count="2" meta:paragraph-count="45" meta:word-count="279" meta:character-count="2540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